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text-properties fo:color="#ff0000" style:font-name="FreeMono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break-before="page"/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T1" style:family="text">
      <style:text-properties officeooo:rsid="000c38c9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<text:span text:style-name="T1">stack.cpp</text:span></text:p>
      <text:p text:style-name="P1"/>
      <text:p text:style-name="P1">#include &lt;stack&gt;</text:p>
      <text:p text:style-name="P1">#include &lt;iostream&gt;</text:p>
      <text:p text:style-name="P1"/>
      <text:p text:style-name="P1">int main() {</text:p>
      <text:p text:style-name="P1"><text:s text:c="4"/>std::stack&lt;int&gt; s;</text:p>
      <text:p text:style-name="P1"><text:s text:c="4"/>for(int i=1; i&lt;=5; s.push(i++));</text:p>
      <text:p text:style-name="P1"><text:s text:c="4"/>while(!s.empty()) {std::cout &lt;&lt; s.top() &lt;&lt; '\n'; s.pop();}</text:p>
      <text:p text:style-name="P3">}</text:p>
      <text:p text:style-name="P1"/>
      <text:p text:style-name="P1">// <text:span text:style-name="T1">queue.cpp</text:span></text:p>
      <text:p text:style-name="P1"/>
      <text:p text:style-name="P1">#include &lt;<text:span text:style-name="T2">queue</text:span>&gt;</text:p>
      <text:p text:style-name="P1">#include &lt;iostream&gt;</text:p>
      <text:p text:style-name="P1"/>
      <text:p text:style-name="P1">int main() {</text:p>
      <text:p text:style-name="P1"><text:s text:c="4"/>std::<text:span text:style-name="T2">queue</text:span>&lt;int&gt; s;</text:p>
      <text:p text:style-name="P1"><text:s text:c="4"/>for(int i=1; i&lt;=5; s.push(i++));</text:p>
      <text:p text:style-name="P1"><text:s text:c="4"/>while(!s.empty()) {std::cout &lt;&lt; s.<text:span text:style-name="T2">front</text:span>() &lt;&lt; '\n'; s.pop();}</text:p>
      <text:p text:style-name="P3">}</text:p>
      <text:p text:style-name="P1"/>
      <text:p text:style-name="P1">// <text:span text:style-name="T1">pqueue.cpp</text:span></text:p>
      <text:p text:style-name="P1"/>
      <text:p text:style-name="P1">#include &lt;queue&gt;</text:p>
      <text:p text:style-name="P1">#include &lt;iostream&gt;</text:p>
      <text:p text:style-name="P1"/>
      <text:p text:style-name="P2">class compare {</text:p>
      <text:p text:style-name="P2"><text:s text:c="2"/>public:</text:p>
      <text:p text:style-name="P2"><text:s text:c="4"/>bool operator()(int lhs, int rhs){</text:p>
      <text:p text:style-name="P2"><text:s text:c="8"/>if((lhs%3)==(rhs%3)) return lhs&lt;rhs;</text:p>
      <text:p text:style-name="P2"><text:s text:c="8"/>return (lhs%3)&lt;(rhs%3);</text:p>
      <text:p text:style-name="P2"><text:s text:c="4"/>}</text:p>
      <text:p text:style-name="P2">};</text:p>
      <text:p text:style-name="P1">int main() {</text:p>
      <text:p text:style-name="P1"><text:s text:c="4"/>std::<text:span text:style-name="T2">priority_</text:span>queue&lt;int<text:span text:style-name="T2">, std::vector&lt;int&gt;, compare</text:span>&gt; s;</text:p>
      <text:p text:style-name="P1"><text:s text:c="4"/>for(int i=0; i&lt;=5; s.push(i++));</text:p>
      <text:p text:style-name="P1"><text:s text:c="4"/>while(!s.empty()) {std::cout &lt;&lt; s.<text:span text:style-name="T2">top</text:span>() &lt;&lt; '\n'; s.pop();}</text:p>
      <text:p text:style-name="P3">}</text:p>
      <text:p text:style-name="P1"/>
      <text:p text:style-name="P1">// <text:span text:style-name="T1">set.cpp</text:span></text:p>
      <text:p text:style-name="P1"/>
      <text:p text:style-name="P1">#include &lt;<text:span text:style-name="T2">set</text:span>&gt;</text:p>
      <text:p text:style-name="P1">#include &lt;iostream&gt;</text:p>
      <text:p text:style-name="P2">#include &lt;cmath&gt;</text:p>
      <text:p text:style-name="P2"/>
      <text:p text:style-name="P2">// Returns true if "number" is a prime number</text:p>
      <text:p text:style-name="P2">bool is_prime (int number) {</text:p>
      <text:p text:style-name="P2"><text:s text:c="4"/>if (number &lt; 2) return false;</text:p>
      <text:p text:style-name="P2"><text:s text:c="4"/>for (int i=2; i &lt;= std::sqrt(number); ++i) {</text:p>
      <text:p text:style-name="P2"><text:s text:c="8"/>if ((number % i) == 0) return false;</text:p>
      <text:p text:style-name="P2"><text:s text:c="4"/>}</text:p>
      <text:p text:style-name="P2"><text:s text:c="4"/>return true;</text:p>
      <text:p text:style-name="P2">}</text:p>
      <text:p text:style-name="P1"/>
      <text:p text:style-name="P1">int main() {</text:p>
      <text:p text:style-name="P1"><text:s text:c="4"/>std::<text:span text:style-name="T2">set&lt;int</text:span>&gt; s;</text:p>
      <text:p text:style-name="P1"><text:s text:c="4"/>for(int i=<text:span text:style-name="T2">1</text:span>; i&lt;=<text:span text:style-name="T2">100</text:span>; ++i) <text:span text:style-name="T2">{int x = rand()%100; if(is_prime(x))</text:span> <text:span text:style-name="T2">s.insert(x);}</text:span></text:p>
      <text:p text:style-name="P1"><text:s text:c="4"/><text:span text:style-name="T2">for(auto i : s) std::cout &lt;&lt; i &lt;&lt; '\n';</text:span></text:p>
      <text:p text:style-name="P1">}</text:p>
      <text:p text:style-name="P1"/>
      <text:p text:style-name="P4">// <text:span text:style-name="T1">pqueue2.cpp</text:span></text:p>
      <text:p text:style-name="P1"/>
      <text:p text:style-name="P1">#include &lt;queue&gt;</text:p>
      <text:p text:style-name="P1">#include &lt;iostream&gt;</text:p>
      <text:p text:style-name="P1"/>
      <text:p text:style-name="P2"><text:span text:style-name="T3">class</text:span> Bug <text:span text:style-name="T3">{</text:span></text:p>
      <text:p text:style-name="P2"><text:s text:c="2"/><text:span text:style-name="T3">public:</text:span></text:p>
      <text:p text:style-name="P2"><text:s text:c="4"/>Bug() : Bug("default", 0) { }</text:p>
      <text:p text:style-name="P2"><text:s text:c="4"/>Bug(std::string desc, int prio) : description{desc}, priority{prio} { }</text:p>
      <text:p text:style-name="P2"><text:s text:c="4"/>friend std::ostream&amp; operator&lt;&lt;(std::ostream&amp; ost, const Bug bug) {</text:p>
      <text:p text:style-name="P2"><text:s text:c="8"/>ost &lt;&lt; bug.description &lt;&lt; " (priority " &lt;&lt; bug.priority &lt;&lt; ")";</text:p>
      <text:p text:style-name="P2"><text:s text:c="8"/>return ost;</text:p>
      <text:p text:style-name="P2"><text:s text:c="4"/>}</text:p>
      <text:p text:style-name="P1"><text:s text:c="4"/><text:span text:style-name="T2">bool operator()(Bug&amp; lhs, Bug&amp; rhs){</text:span></text:p>
      <text:p text:style-name="P2"><text:s text:c="8"/>if (lhs.priority == rhs.priority) return lhs.description &lt; rhs.description;</text:p>
      <text:p text:style-name="P2"><text:s text:c="8"/>return lhs.priority &lt; rhs.priority;</text:p>
      <text:p text:style-name="P2"><text:s text:c="4"/>}</text:p>
      <text:p text:style-name="P2"><text:s text:c="2"/>private:</text:p>
      <text:p text:style-name="P2"><text:s text:c="4"/>std::string description;</text:p>
      <text:p text:style-name="P2"><text:s text:c="4"/>int priority;</text:p>
      <text:p text:style-name="P2">};</text:p>
      <text:p text:style-name="P1"/>
      <text:p text:style-name="P1">int main() {</text:p>
      <text:p text:style-name="P1"><text:s text:c="4"/>std::priority_queue&lt;<text:span text:style-name="T2">Bug</text:span>, std::vector&lt;<text:span text:style-name="T2">Bug</text:span>&gt;, <text:span text:style-name="T2">Bug</text:span>&gt; s;</text:p>
      <text:p text:style-name="P1"><text:s text:c="4"/>for(int i=0; i&lt;=<text:span text:style-name="T2">9; ++i)</text:span> s.push(<text:span text:style-name="T2">Bug{"Bug "+std::to_string(i), rand()%5}</text:span>);</text:p>
      <text:p text:style-name="P1"><text:s text:c="4"/>while(!s.empty()) {std::cout &lt;&lt; s.top() &lt;&lt; '\n'; s.pop();}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2:28:50.681107057</meta:creation-date>
    <dc:date>2019-11-06T22:39:25.598328233</dc:date>
    <meta:editing-duration>PT10M35S</meta:editing-duration>
    <meta:editing-cycles>2</meta:editing-cycles>
    <meta:generator>LibreOffice/6.2.6.2$Linux_X86_64 LibreOffice_project/20$Build-2</meta:generator>
    <meta:print-date>2019-11-06T22:40:45.314543681</meta:print-date>
    <meta:document-statistic meta:table-count="0" meta:image-count="0" meta:object-count="0" meta:page-count="2" meta:paragraph-count="72" meta:word-count="253" meta:character-count="1934" meta:non-whitespace-character-count="1575"/>
  </office:meta>
</office:document-meta>
</file>